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45955" officeooo:paragraph-rsid="00345955"/>
    </style:style>
    <style:style style:name="P2" style:family="paragraph" style:parent-style-name="Text_20_body">
      <style:text-properties officeooo:rsid="00381d17" officeooo:paragraph-rsid="00381d17"/>
    </style:style>
    <style:style style:name="P3" style:family="paragraph" style:parent-style-name="Text_20_body">
      <style:text-properties officeooo:rsid="003835e7" officeooo:paragraph-rsid="003835e7"/>
    </style:style>
    <style:style style:name="P4" style:family="paragraph" style:parent-style-name="Text_20_body">
      <style:text-properties officeooo:rsid="003c023f" officeooo:paragraph-rsid="003c023f"/>
    </style:style>
    <style:style style:name="P5" style:family="paragraph" style:parent-style-name="Text_20_body" style:list-style-name="L1"/>
    <style:style style:name="P6" style:family="paragraph" style:parent-style-name="Text_20_body">
      <style:text-properties officeooo:rsid="004be55b" officeooo:paragraph-rsid="004be55b"/>
    </style:style>
    <style:style style:name="P7" style:family="paragraph" style:parent-style-name="Text_20_body" style:list-style-name="L1">
      <style:text-properties officeooo:rsid="004be55b" officeooo:paragraph-rsid="004be55b"/>
    </style:style>
    <style:style style:name="T1" style:family="text">
      <style:text-properties officeooo:rsid="001f8f1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d364f" style:font-style-asian="normal" style:font-style-complex="normal"/>
    </style:style>
    <style:style style:name="T4" style:family="text">
      <style:text-properties fo:font-style="normal" officeooo:rsid="003e7f90" style:font-style-asian="normal" style:font-style-complex="normal"/>
    </style:style>
    <style:style style:name="T5" style:family="text">
      <style:text-properties fo:font-style="normal" officeooo:rsid="0048df8e" style:font-style-asian="normal" style:font-style-complex="normal"/>
    </style:style>
    <style:style style:name="T6" style:family="text">
      <style:text-properties officeooo:rsid="002adbfb"/>
    </style:style>
    <style:style style:name="T7" style:family="text">
      <style:text-properties officeooo:rsid="002cc5e4"/>
    </style:style>
    <style:style style:name="T8" style:family="text">
      <style:text-properties officeooo:rsid="003020ef"/>
    </style:style>
    <style:style style:name="T9" style:family="text">
      <style:text-properties officeooo:rsid="00361da1"/>
    </style:style>
    <style:style style:name="T10" style:family="text">
      <style:text-properties officeooo:rsid="003835e7"/>
    </style:style>
    <style:style style:name="T11" style:family="text">
      <style:text-properties officeooo:rsid="0038fc94"/>
    </style:style>
    <style:style style:name="T12" style:family="text">
      <style:text-properties officeooo:rsid="003a33be"/>
    </style:style>
    <style:style style:name="T13" style:family="text">
      <style:text-properties officeooo:rsid="003dcc1c"/>
    </style:style>
    <style:style style:name="T14" style:family="text">
      <style:text-properties officeooo:rsid="003e7f90"/>
    </style:style>
    <style:style style:name="T15" style:family="text">
      <style:text-properties officeooo:rsid="0040392b"/>
    </style:style>
    <style:style style:name="T16" style:family="text">
      <style:text-properties officeooo:rsid="0041d20b"/>
    </style:style>
    <style:style style:name="T17" style:family="text">
      <style:text-properties officeooo:rsid="004b2cc2"/>
    </style:style>
    <style:style style:name="T18" style:family="text">
      <style:text-properties officeooo:rsid="004ddaeb"/>
    </style:style>
    <style:style style:name="T19" style:family="text">
      <style:text-properties officeooo:rsid="004f1cc3"/>
    </style:style>
    <style:style style:name="T20" style:family="text">
      <style:text-properties officeooo:rsid="00507ac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ootstrapping happens at our site, not app’s site, because otherwise it would contradict storing queried principal.</text:p>
      <text:p text:style-name="P4">Installation of packages will be (in general) two-stage: first stage installation and then, after the user logs in, the <text:span text:style-name="T13">second </text:span>part of installation requiring user’s principal.</text:p>
      <text:p text:style-name="P1">For a package, have two <text:span text:style-name="T14">kinds of </text:span>lists of modules: primarily installed and <text:span text:style-name="T2">additional</text:span><text:span text:style-name="T3"> </text:span><text:span text:style-name="T4">list(s) (indexed by strings),</text:span></text:p>
      <text:p text:style-name="P1">Additional list<text:span text:style-name="T18">s</text:span> <text:span text:style-name="T18">are</text:span><text:span text:style-name="T12"> not installed on package installation, but</text:span> can be installed any number of times <text:span text:style-name="T12">through an API</text:span>. <text:span text:style-name="T9">The PM tracks their installations (so, that they are feed with cycles and </text:span><text:span text:style-name="T19">are</text:span><text:span text:style-name="T9"> uninistalled on package uninstallation). </text:span><text:span text:style-name="T11">Also, there may be installed arbitrarily specified modules (not from package specs), they are likewise tracked.</text:span></text:p>
      <text:p text:style-name="P3">The PM provides <text:span text:style-name="T15">to the user </text:span>URL of a frontend with HTTP param referencing the PM. <text:span text:style-name="T5">(Modules are marked as a frontend, with an optional label, for such things as distinguishing several frontends.)</text:span></text:p>
      <text:p text:style-name="P2">The frontend is advised to have ability to install them once <text:span text:style-name="T10">(by asking the PM)</text:span>.</text:p>
      <text:list text:style-name="L1">
        <text:list-item>
          <text:p text:style-name="P5">Copy the frontend <text:span text:style-name="T1">module</text:span>.</text:p>
        </text:list-item>
        <text:list-item>
          <text:p text:style-name="P5">Direct the user to the frontend <text:span text:style-name="T16">with a reference to PM’s principal in the</text:span><text:span text:style-name="T6"> URL</text:span>.</text:p>
        </text:list-item>
        <text:list-item>
          <text:p text:style-name="P5">From initiator <text:span text:style-name="T7">(after checking the secret code with the PM backend)</text:span>, user does copying backend module and its initialization for the given user.</text:p>
        </text:list-item>
        <text:list-item>
          <text:p text:style-name="P7">Saves the P<text:span text:style-name="T20">M</text:span>s two principals.</text:p>
        </text:list-item>
      </text:list>
      <text:p text:style-name="Text_20_body"><text:span text:style-name="T8">in *_init() function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1:17:29.368983488</meta:creation-date>
    <meta:generator>LibreOffice/24.2.5.2$Linux_X86_64 LibreOffice_project/420$Build-2</meta:generator>
    <dc:date>2024-08-26T18:38:15.536354638</dc:date>
    <meta:editing-duration>P1DT15H26M49S</meta:editing-duration>
    <meta:editing-cycles>52</meta:editing-cycles>
    <meta:document-statistic meta:table-count="0" meta:image-count="0" meta:object-count="0" meta:page-count="1" meta:paragraph-count="11" meta:word-count="215" meta:character-count="1327" meta:non-whitespace-character-count="1127"/>
  </office:meta>
</office:document-meta>
</file>